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9.059cm" svg:y="1.116cm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5:49:54.525367613</meta:creation-date>
    <dc:date>2023-06-19T15:57:09.602544215</dc:date>
    <meta:editing-duration>PT7M15S</meta:editing-duration>
    <meta:editing-cycles>1</meta:editing-cycles>
    <meta:document-statistic meta:table-count="1" meta:cell-count="1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328cm" svg:y="0.316cm" chart:style-name="ch2">
          <text:p>m+n vs opcount</text:p>
        </chart:title>
        <chart:subtitle svg:x="7.439cm" svg:y="1.275cm" chart:style-name="ch3">
          <text:p>graph</text:p>
        </chart:subtitle>
        <chart:legend chart:legend-position="end" svg:x="13.437cm" svg:y="3.954cm" style:legend-expansion="high" chart:style-name="ch4"/>
        <chart:plot-area chart:style-name="ch5" table:cell-range-address="Sheet1.A1:Sheet1.B9" chart:data-source-has-labels="row" svg:x="0.319cm" svg:y="2.138cm" svg:width="12.799cm" svg:height="6.687cm">
          <chartooo:coordinate-region svg:x="0.94cm" svg:y="2.338cm" svg:width="11.898cm" svg:height="5.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9" chart:label-cell-address="Sheet1.A1:Sheet1.A1" chart:class="chart:line">
            <chart:data-point chart:repeated="8"/>
          </chart:series>
          <chart:series chart:style-name="ch9" chart:values-cell-range-address="Sheet1.B2:Sheet1.B9" chart:label-cell-address="Sheet1.B1:Sheet1.B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+n</text:p>
                <draw:g>
                  <svg:desc>Sheet1.A1:Sheet1.A1</svg:desc>
                </draw:g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1.A2:Sheet1.A9</svg:desc>
                </draw:g>
              </table:table-cell>
              <table:table-cell office:value-type="float" office:value="3">
                <text:p>3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">
                <text:p>12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